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style:text-properties fo:font-size="12pt" fo:font-weight="normal" officeooo:rsid="001cd322" officeooo:paragraph-rsid="001cd322" style:font-size-asian="12pt" style:font-weight-asian="normal" style:font-size-complex="12pt" style:font-weight-complex="normal"/>
    </style:style>
    <style:style style:name="P2" style:family="paragraph" style:parent-style-name="Standard">
      <style:paragraph-properties fo:line-height="115%"/>
      <style:text-properties fo:font-size="12pt" fo:font-weight="normal" officeooo:rsid="001beb23" officeooo:paragraph-rsid="001beb23" style:font-size-asian="12pt" style:font-weight-asian="normal" style:font-size-complex="12pt" style:font-weight-complex="normal"/>
    </style:style>
    <style:style style:name="P3" style:family="paragraph" style:parent-style-name="Standard">
      <style:paragraph-properties fo:line-height="115%"/>
      <style:text-properties officeooo:rsid="001f9c02"/>
    </style:style>
    <style:style style:name="P4" style:family="paragraph" style:parent-style-name="Standard">
      <style:paragraph-properties fo:line-height="115%"/>
    </style:style>
    <style:style style:name="P5" style:family="paragraph" style:parent-style-name="Standard">
      <style:paragraph-properties fo:line-height="115%"/>
      <style:text-properties officeooo:paragraph-rsid="00308c5f"/>
    </style:style>
    <style:style style:name="P6" style:family="paragraph" style:parent-style-name="Standard">
      <style:paragraph-properties fo:line-height="115%"/>
      <style:text-properties fo:font-weight="bold" style:font-weight-asian="bold" style:font-weight-complex="bold"/>
    </style:style>
    <style:style style:name="P7" style:family="paragraph" style:parent-style-name="Standard">
      <style:paragraph-properties fo:line-height="115%"/>
      <style:text-properties fo:font-weight="bold" officeooo:paragraph-rsid="00308c5f" style:font-weight-asian="bold" style:font-weight-complex="bold"/>
    </style:style>
    <style:style style:name="P8" style:family="paragraph" style:parent-style-name="Standard">
      <style:paragraph-properties fo:line-height="115%"/>
      <style:text-properties fo:font-weight="bold" officeooo:rsid="0025b25c" officeooo:paragraph-rsid="0025b25c" style:font-weight-asian="bold" style:font-weight-complex="bold"/>
    </style:style>
    <style:style style:name="P9" style:family="paragraph" style:parent-style-name="Standard">
      <style:paragraph-properties fo:line-height="115%"/>
      <style:text-properties fo:font-weight="normal" officeooo:rsid="0025b25c" officeooo:paragraph-rsid="0025b25c" style:font-weight-asian="normal" style:font-weight-complex="normal"/>
    </style:style>
    <style:style style:name="P10" style:family="paragraph" style:parent-style-name="Standard">
      <style:paragraph-properties fo:line-height="115%"/>
      <style:text-properties fo:font-weight="normal" style:font-weight-asian="normal" style:font-weight-complex="normal"/>
    </style:style>
    <style:style style:name="P11" style:family="paragraph" style:parent-style-name="Standard">
      <style:paragraph-properties fo:line-height="115%"/>
      <style:text-properties officeooo:rsid="002fe43a" officeooo:paragraph-rsid="00308c5f"/>
    </style:style>
    <style:style style:name="P12" style:family="paragraph" style:parent-style-name="Standard" style:master-page-name="MP0">
      <style:paragraph-properties fo:line-height="115%" fo:text-align="center" style:justify-single-word="false" style:page-number="auto" fo:break-before="page"/>
      <style:text-properties fo:font-weight="bold" officeooo:rsid="00359855" officeooo:paragraph-rsid="00359855" style:font-weight-asian="bold" style:font-weight-complex="bold"/>
    </style:style>
    <style:style style:name="P13" style:family="paragraph" style:parent-style-name="Standard">
      <style:paragraph-properties fo:line-height="115%"/>
      <style:text-properties fo:font-weight="bold" style:font-weight-asian="bold" style:font-weight-complex="bold"/>
    </style:style>
    <style:style style:name="P14" style:family="paragraph" style:parent-style-name="Standard">
      <style:paragraph-properties fo:line-height="115%" fo:text-align="center" style:justify-single-word="false"/>
      <style:text-properties fo:font-weight="bold" officeooo:rsid="00359855" officeooo:paragraph-rsid="00359855" style:font-weight-asian="bold" style:font-weight-complex="bold"/>
    </style:style>
    <style:style style:name="P15" style:family="paragraph" style:parent-style-name="Standard">
      <style:paragraph-properties fo:line-height="115%"/>
      <style:text-properties officeooo:rsid="00308c5f" officeooo:paragraph-rsid="00308c5f"/>
    </style:style>
    <style:style style:name="T1" style:family="text">
      <style:text-properties fo:font-weight="bold" style:font-weight-asian="bold" style:font-weight-complex="bold"/>
    </style:style>
    <style:style style:name="T2" style:family="text">
      <style:text-properties fo:font-weight="bold" officeooo:rsid="001beb23" style:font-weight-asian="bold" style:font-weight-complex="bold"/>
    </style:style>
    <style:style style:name="T3" style:family="text">
      <style:text-properties fo:font-weight="bold" officeooo:rsid="00308c5f" style:font-weight-asian="bold" style:font-weight-complex="bold"/>
    </style:style>
    <style:style style:name="T4" style:family="text">
      <style:text-properties officeooo:rsid="001b42e0"/>
    </style:style>
    <style:style style:name="T5" style:family="text">
      <style:text-properties fo:font-weight="normal" officeooo:rsid="001b42e0" style:font-weight-asian="normal" style:font-weight-complex="normal"/>
    </style:style>
    <style:style style:name="T6" style:family="text">
      <style:text-properties officeooo:rsid="001beb23"/>
    </style:style>
    <style:style style:name="T7" style:family="text">
      <style:text-properties fo:font-size="12pt" fo:font-weight="normal" officeooo:rsid="001e4a21" style:font-size-asian="12pt" style:font-weight-asian="normal" style:font-size-complex="12pt" style:font-weight-complex="normal"/>
    </style:style>
    <style:style style:name="T8" style:family="text">
      <style:text-properties fo:font-size="12pt" fo:font-weight="normal" officeooo:rsid="001f9c02" style:font-size-asian="12pt" style:font-weight-asian="normal" style:font-size-complex="12pt" style:font-weight-complex="normal"/>
    </style:style>
    <style:style style:name="T9" style:family="text">
      <style:text-properties fo:font-size="12pt" fo:font-weight="normal" officeooo:rsid="00308c5f" style:font-size-asian="12pt" style:font-weight-asian="normal" style:font-size-complex="12pt" style:font-weight-complex="normal"/>
    </style:style>
    <style:style style:name="T10" style:family="text">
      <style:text-properties fo:font-size="12pt" fo:font-weight="bold" officeooo:rsid="001e4a21" style:font-size-asian="12pt" style:font-weight-asian="bold" style:font-size-complex="12pt" style:font-weight-complex="bold"/>
    </style:style>
    <style:style style:name="T11" style:family="text">
      <style:text-properties officeooo:rsid="00308c5f"/>
    </style:style>
    <style:style style:name="gr1" style:family="graphic">
      <style:graphic-properties draw:textarea-horizontal-align="justify" draw:textarea-vertical-align="middle" draw:auto-grow-height="false" fo:min-height="0.1693in" fo:min-width="1.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IL 101 INTRODUCTION TO COMPUTER SCEINCE</text:p>
      <text:p text:style-name="P14">HM03</text:p>
      <text:p text:style-name="P6"/>
      <text:p text:style-name="P6">cevap 2:</text:p>
      <text:p text:style-name="P10">kernel yada türkçesi çekirdek olan işletim sisteminin iç kısmını denir. Bir işletim sistemim çekirdek kısmı bilgisayarın o kısmındeki yazılımlarını içerirki ki bilgisayarda çok basit funksyonları gerektirir.ve budra kaç kısmı olduğunu aşağıda açıklayacağız.</text:p>
      <text:p text:style-name="P6"/>
      <text:p text:style-name="P6">A) Dosya yöneticisi</text:p>
      <text:p text:style-name="P6"/>
      <text:p text:style-name="P4"><text:span text:style-name="Default_20_Paragraph_20_Font"><text:span text:style-name="T1">görevi <text:s text:c="2"/></text:span></text:span>hafızada (mass storage) makinanın kullanımını kontrol ve kordine etmek mesela bir dosya nerde yer almakata,hangi kullanıcı çeşitli biligelere ulaşabilir and hafızanın hangi kısmı yeni dosyaları yerleştirmek için ayrılmıştır buna berzer vazifaları yapmaktadır.</text:p>
      <text:p text:style-name="P6"/>
      <text:p text:style-name="P6">B) <text:span text:style-name="T6">aygıt sürücüsü</text:span>:</text:p>
      <text:p text:style-name="P4">device drivers yazılımın bir parçasıdırlar ki bunlar kontrolcülerle bir araya gelerek makineye bağlı bazı external yada(peripheral)device larla operasyonları yaparlar.her bir device kenidi özel tipinde tasarlanmıştır mesela (yazıcı yada monitor)buna benzerler vs.</text:p>
      <text:p text:style-name="P7"><text:s/></text:p>
      <text:p text:style-name="P7">C) <text:span text:style-name="T4">Bllek müdürü</text:span>:</text:p>
      <text:p text:style-name="P4"><text:span text:style-name="T5">bellek müdürü</text:span> işletim sitemindeki çekirdek kısmının bir parçası sayılır.. makinede ana hafızanın kullanımını control etmek bunun görevlerinden biridir.hafıza yöneticinin karmaşık yetkilerinden biride ana hafızanın boşluğu yokken böşluğa ehtiyac duyuluncadır.</text:p>
      <text:p text:style-name="P6"/>
      <text:p text:style-name="P4"><text:span text:style-name="T1">D)</text:span><text:span text:style-name="T2">zamanlayıcı</text:span><text:span text:style-name="T1">:</text:span></text:p>
      <text:p text:style-name="P4">Bunlar multi proglamlamada hangi faaliyetler hangi execution’da yapılmasıyla ilgilenir.</text:p>
      <text:p text:style-name="P4"><text:span text:style-name="Default_20_Paragraph_20_Font"><text:span text:style-name="T1"/></text:span></text:p>
      <text:p text:style-name="P4"><text:span text:style-name="Default_20_Paragraph_20_Font"><text:span text:style-name="T1">E)</text:span></text:span> <text:span text:style-name="Default_20_Paragraph_20_Font"><text:span text:style-name="T2">hareket memuru</text:span></text:span>:</text:p>
      <text:p text:style-name="P4">Bunlar ise yukarideki <text:s/><text:span text:style-name="T6">zamanlayıcının </text:span>yaptığı faaliyetlerin zamanlamasıyla ilgilenir.</text:p>
      <text:p text:style-name="P6"/>
      <text:p text:style-name="P6">Cavap 3:</text:p>
      <text:p text:style-name="P2">windows ve linux aslında bazı noktalarda benzer bir işlemleri ve bazı noktalardaysa çeşitli işlemleri yaparlar.mesela araçları düşündüğümüzde benrzer işleri yapmaz ve büyük bir farklılıklar gösterirler. Window ve linuxu şöylece karşılaştıra biliriz aslında:</text:p>
      <text:p text:style-name="P2"/>
      <text:p text:style-name="P1"><text:s/><text:span text:style-name="T1"><text:s/>1 ) <text:s/></text:span>intel yada IMB işletim sistemlerinden türetilen dınanımlarda windows ve linux bir arada yani (master boot record and master block record )bir arada kullanılır.</text:p>
      <text:p text:style-name="P1">2) hem windows hemde linux’da bölüm başına en fazla bir dosya sistemi sahip olmak yaygın bir uygulamadır.</text:p>
      <text:p text:style-name="P1"><text:span text:style-name="T1">3 )</text:span> <text:s/>her windows’da dosya sistemi (c) gibi bir sürücü harfını alır ama linux’da ise her bir dosya sistemi dosya olarak belirtilen simgeler ,dev,hdal(sabit disk A bölümü 1 )gib aygıtlar alırlar.</text:p>
      <text:p text:style-name="P1"/>
      <text:p text:style-name="P1"><text:span text:style-name="T1">4) <text:s/></text:span>linux’ta dosya sistemleri ,minix,extyada extz gibi sonekler alabilir ama windpws’da ise buna benzer değim. Mesela winows’da FAT16,FAT32 yada NTFS gibi .</text:p>
      <text:p text:style-name="P1"/>
      <text:p text:style-name="P5"><text:soft-page-break/><text:span text:style-name="T10">5 ) </text:span><text:span text:style-name="T7"><text:s/>beşinci farklılığıysa şudur </text:span><text:span text:style-name="T9">ki ,</text:span><text:span text:style-name="T7">window</text:span><text:span text:style-name="T8">(</text:span><text:span text:style-name="T7">s’da bir diski biçimlendirmek için (FORMAT.EXT) kullanılır ama linux’ta ise çeşitlil şekillerde mesela </text:span><text:span text:style-name="T8">(MKFS) kullanılır.</text:span></text:p>
      <text:p text:style-name="P6"/>
      <text:p text:style-name="P3"><text:span text:style-name="T1">6) </text:span>windows’da bağlı dosya sistemi başında bir sürücü harfı vardır ama linux’ta sürücü harfleri yoktur bu yuzden bir dosya sistemi “/” üzerine monter edilir ve değir tüm dosya sistemleri “/” alt dizinlerine monte edilir.</text:p>
      <text:p text:style-name="P3"/>
      <text:p text:style-name="P11"><text:span text:style-name="T1"><text:s/></text:span><text:span text:style-name="T3">7)</text:span><text:span text:style-name="T11"> </text:span>windows’un bir iyiliğde microsoft office’in onda çalıştırıla bilmesi ki bu olay linux’ta gerçekleştirilemez ama linux’sünde kendinde önceden yüklü olan bazı programlar var mesela(libre office writer) windows’daki microsoft office word gibi yada( libre office impress) gibi ki bun programın karşılıgı windows’da (ms office power point )gibidir.</text:p>
      <text:p text:style-name="P11"/>
      <text:p text:style-name="P11"><text:span text:style-name="T3">8) </text:span><text:span text:style-name="T1"><text:s/></text:span>Dahada özellikleri hakkında bahsedec olursak, mesela windows’un arka sayfası yada back round’u yada intesface’i linux’tan biraz kalitesiz demiyelimde ama linux’te insan kendini daha iyi bir programcı hissediyor gibi yani demek istediğim llinux’un interface’i dahada yeni nesle uygun ve programlama işlemlerini yapamak için dahada uygun ve kaliteli.</text:p>
      <text:p text:style-name="P11"/>
      <text:p text:style-name="P11"><text:span text:style-name="T3">9) </text:span>linux’un bir des avanat<text:span text:style-name="T11">a</text:span>jından bahseder olursak ,linux’a bazı programları mesela ms office gibi yada <text:span text:style-name="T11">(unity) gibi programları kullanamayız kullanmak istersekde çok basamakları var bunun içinçlinux’u biz bedava yada free indire bilriz ve aksine windows’uysa indiremeyiz kolaylıkla bedava.</text:span></text:p>
      <text:p text:style-name="P15">10) linux’un en buyuk avantajıysa virus almamamak ve windows ise virus alır ve hatta bazen viruz yüzünden bilgisayardaki bilgilerimiz kaybadebiliriz. </text:p>
      <text:p text:style-name="P4"/>
      <text:p text:style-name="P4"/>
      <text:p text:style-name="P8">CEVAP 4:</text:p>
      <text:p text:style-name="P9">the typist types 60 words per minute and every word is 5 letters so we have that:</text:p>
      <text:p text:style-name="P9"/>
      <text:p text:style-name="P9">1/5 seconds for typing= 200 milliseconds so we have that=&gt;</text:p>
      <text:p text:style-name="P9"><draw:custom-shape text:anchor-type="paragraph" draw:z-index="0" draw:name="Shape1" draw:style-name="gr1" svg:width="1.0213in" svg:height="0.1878in" svg:x="1.6189in" svg:y="0.0165in"><text:p>20 time sli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50 time slices =200/1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1$Linux_X86_64 LibreOffice_project/30$Build-1</meta:generator>
    <meta:initial-creator>Ali</meta:initial-creator>
    <meta:creation-date>2017-10-03T09:27:00Z</meta:creation-date>
    <dc:date>2017-10-04T13:49:59.687575560</dc:date>
    <meta:editing-cycles>17</meta:editing-cycles>
    <meta:editing-duration>PT1H18M51S</meta:editing-duration>
    <meta:document-statistic meta:table-count="0" meta:image-count="0" meta:object-count="0" meta:page-count="2" meta:paragraph-count="31" meta:word-count="532" meta:character-count="3934" meta:non-whitespace-character-count="3419"/>
    <meta:template xlink:type="simple" xlink:actuate="onRequest" xlink:title="" xlink:href="Normal.dotm"/>
  </office:meta>
</office:document-meta>
</file>